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hu" style:country-asian="HU"/>
    </style:style>
    <style:style style:name="P2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3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P4" style:parent-style-name="Standard" style:list-style-name="LFO2" style:family="paragraph">
      <style:paragraph-properties fo:margin-top="0.0694in" fo:margin-bottom="0.0694in" fo:line-height="100%"/>
    </style:style>
    <style:style style:name="T5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6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7" style:parent-style-name="Stand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8" style:parent-style-name="Stand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9" style:parent-style-name="Standard" style:list-style-name="LFO2" style:family="paragraph">
      <style:paragraph-properties fo:margin-top="0.0694in" fo:margin-bottom="0.0694in" fo:line-height="100%"/>
    </style:style>
    <style:style style:name="T1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11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12" style:parent-style-name="Stand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13" style:parent-style-name="Standard" style:list-style-name="LFO2" style:family="paragraph">
      <style:paragraph-properties fo:margin-top="0.0694in" fo:margin-bottom="0.0694in" fo:line-height="100%"/>
    </style:style>
    <style:style style:name="T14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T15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T16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17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P18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19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P20" style:parent-style-name="Standard" style:list-style-name="LFO3" style:family="paragraph">
      <style:paragraph-properties fo:margin-top="0.0694in" fo:margin-bottom="0.0694in" fo:line-height="100%"/>
    </style:style>
    <style:style style:name="T21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22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23" style:parent-style-name="Standard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24" style:parent-style-name="Standard" style:list-style-name="LFO3" style:family="paragraph">
      <style:paragraph-properties fo:margin-top="0.0694in" fo:margin-bottom="0.0694in" fo:line-height="100%"/>
    </style:style>
    <style:style style:name="T25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26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27" style:parent-style-name="Standard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28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P29" style:parent-style-name="Standard" style:list-style-name="LFO4" style:family="paragraph">
      <style:paragraph-properties fo:margin-top="0.0694in" fo:margin-bottom="0.0694in" fo:line-height="100%"/>
    </style:style>
    <style:style style:name="T3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31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32" style:parent-style-name="Standard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33" style:parent-style-name="Standard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34" style:parent-style-name="Standard" style:list-style-name="LFO4" style:family="paragraph">
      <style:paragraph-properties fo:margin-top="0.0694in" fo:margin-bottom="0.0694in" fo:line-height="100%"/>
    </style:style>
    <style:style style:name="T35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36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37" style:parent-style-name="Standard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38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P39" style:parent-style-name="Standard" style:list-style-name="LFO5" style:family="paragraph">
      <style:paragraph-properties fo:margin-top="0.0694in" fo:margin-bottom="0.0694in" fo:line-height="100%"/>
    </style:style>
    <style:style style:name="T4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41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42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43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44" style:parent-style-name="Standard" style:list-style-name="LFO5" style:family="paragraph">
      <style:paragraph-properties fo:margin-top="0.0694in" fo:margin-bottom="0.0694in" fo:line-height="100%"/>
    </style:style>
    <style:style style:name="T45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46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47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48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49" style:parent-style-name="Standard" style:list-style-name="LFO5" style:family="paragraph">
      <style:paragraph-properties fo:margin-top="0.0694in" fo:margin-bottom="0.0694in" fo:line-height="100%"/>
    </style:style>
    <style:style style:name="T5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51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52" style:parent-style-name="Standard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53" style:parent-style-name="Standard" style:list-style-name="LFO5" style:family="paragraph">
      <style:paragraph-properties fo:margin-top="0.0694in" fo:margin-bottom="0.0694in" fo:line-height="100%"/>
    </style:style>
    <style:style style:name="T54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T55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T56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57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P58" style:parent-style-name="Standard" style:list-style-name="LFO6" style:family="paragraph">
      <style:paragraph-properties fo:margin-top="0.0694in" fo:margin-bottom="0.0694in" fo:line-height="100%"/>
    </style:style>
    <style:style style:name="T59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60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61" style:parent-style-name="Standard" style:list-style-name="LFO6" style:family="paragraph">
      <style:paragraph-properties fo:margin-top="0.0694in" fo:margin-bottom="0.0694in" fo:line-height="100%"/>
    </style:style>
    <style:style style:name="T62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T63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T64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65" style:parent-style-name="Standard" style:list-style-name="LFO6" style:family="paragraph">
      <style:paragraph-properties fo:margin-top="0.0694in" fo:margin-bottom="0.0694in" fo:line-height="100%"/>
    </style:style>
    <style:style style:name="T66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T67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T68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T69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T70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71" style:parent-style-name="Standard" style:list-style-name="LFO6" style:family="paragraph">
      <style:paragraph-properties fo:margin-top="0.0694in" fo:margin-bottom="0.0694in" fo:line-height="100%"/>
    </style:style>
    <style:style style:name="T72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73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74" style:parent-style-name="Standard" style:list-style-name="LFO6" style:family="paragraph">
      <style:paragraph-properties fo:margin-top="0.0694in" fo:margin-bottom="0.0694in" fo:line-height="100%"/>
    </style:style>
    <style:style style:name="T75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T76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T77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78" style:parent-style-name="Standard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79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P80" style:parent-style-name="Standard" style:list-style-name="LFO7" style:family="paragraph">
      <style:paragraph-properties fo:margin-top="0.0694in" fo:margin-bottom="0.0694in" fo:line-height="100%"/>
    </style:style>
    <style:style style:name="T81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82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83" style:parent-style-name="Standard" style:list-style-name="LFO7" style:family="paragraph">
      <style:paragraph-properties fo:margin-top="0.0694in" fo:margin-bottom="0.0694in" fo:line-height="100%"/>
    </style:style>
    <style:style style:name="T84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T85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T86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T87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T88" style:parent-style-name="Absatz-Standardschriftar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T89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90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P91" style:parent-style-name="Standard" style:list-style-name="LFO8" style:family="paragraph">
      <style:paragraph-properties fo:margin-top="0.0694in" fo:margin-bottom="0.0694in" fo:line-height="100%"/>
    </style:style>
    <style:style style:name="T92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93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94" style:parent-style-name="Standard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95" style:parent-style-name="Standard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96" style:parent-style-name="Standard" style:list-style-name="LFO8" style:family="paragraph">
      <style:paragraph-properties fo:margin-top="0.0694in" fo:margin-bottom="0.0694in" fo:line-height="100%"/>
    </style:style>
    <style:style style:name="T97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98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99" style:parent-style-name="Standard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100" style:parent-style-name="Standard" style:list-style-name="LFO8" style:family="paragraph">
      <style:paragraph-properties fo:margin-top="0.0694in" fo:margin-bottom="0.0694in" fo:line-height="100%"/>
    </style:style>
    <style:style style:name="T101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hu" style:country-asian="HU"/>
    </style:style>
    <style:style style:name="T102" style:parent-style-name="Absatz-Standardschriftart" style:family="text">
      <style:text-properties style:font-name="Times New Roman" style:font-name-asian="Times New Roman" style:font-name-complex="Times New Roman" style:letter-kerning="false" style:language-asian="hu" style:country-asian="HU"/>
    </style:style>
    <style:style style:name="P103" style:parent-style-name="Standard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104" style:parent-style-name="Standard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  <style:style style:name="P105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hu" style:country-asian="HU"/>
    </style:style>
    <style:style style:name="P106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/>
    </style:style>
  </office:automatic-styles>
  <office:body>
    <office:text text:use-soft-page-breaks="true">
      <text:h text:style-name="P1" text:outline-level="3">Deployment Manual</text:h>
      <text:p text:style-name="P2">Unser Webprojekt, das mit HTML, CSS und PHP erstellt wurde, läuft lokal mit dem XAMPP-Stack. Hier ist eine vollständige Anleitung zur Bereitstellung auf einer Hosting-Plattform.</text:p>
      <text:h text:style-name="P3" text:outline-level="4">1. Vorbereitung der Website für das Deployment</text:h>
      <text:list text:style-name="LFO2" text:continue-numbering="true">
        <text:list-item>
          <text:p text:style-name="P4"><text:span text:style-name="T5">Dateien überprüfen</text:span><text:span text:style-name="T6">:</text:span></text:p>
          <text:list text:continue-numbering="true">
            <text:list-item>
              <text:p text:style-name="P7">Stellen Sie sicher, dass alle Dateien (HTML, CSS, PHP) vollständig und fehlerfrei sind.</text:p>
            </text:list-item>
            <text:list-item>
              <text:p text:style-name="P8">Überprüfen Sie die Verzeichnisstruktur und stellen Sie sicher, dass relative Pfade korrekt sind.</text:p>
            </text:list-item>
          </text:list>
        </text:list-item>
        <text:list-item>
          <text:p text:style-name="P9"><text:span text:style-name="T10">Lokale Tests durchführen</text:span><text:span text:style-name="T11">:</text:span></text:p>
          <text:list text:continue-numbering="true">
            <text:list-item>
              <text:p text:style-name="P12">Starten Sie XAMPP und aktivieren Sie Apache und MySQL.</text:p>
            </text:list-item>
            <text:list-item>
              <text:p text:style-name="P13"><text:span text:style-name="T14">Testen Sie die Website lokal unter<text:s/></text:span><text:span text:style-name="T15">http://localhost/project_directory</text:span><text:span text:style-name="T16">, um sicherzustellen, dass alles korrekt funktioniert.</text:span></text:p>
            </text:list-item>
          </text:list>
        </text:list-item>
      </text:list>
      <text:h text:style-name="P17" text:outline-level="4">2. Hosting-Plattform auswählen</text:h>
      <text:p text:style-name="P18">Wir haben uns in diesem Fall für Hostinger entschieden. Hier sind die Schritte zur Bereitstellung auf Hostinger:</text:p>
      <text:h text:style-name="P19" text:outline-level="4">3. Hostinger-Account einrichten</text:h>
      <text:list text:style-name="LFO3" text:continue-numbering="true">
        <text:list-item>
          <text:p text:style-name="P20"><text:span text:style-name="T21">Anmelden und einloggen</text:span><text:span text:style-name="T22">:</text:span></text:p>
          <text:list text:continue-numbering="true">
            <text:list-item>
              <text:p text:style-name="P23">Erstellen Sie ein Konto bei Hostinger und loggen Sie sich ein.</text:p>
            </text:list-item>
          </text:list>
        </text:list-item>
        <text:list-item>
          <text:p text:style-name="P24"><text:span text:style-name="T25">Hosting-Paket auswählen</text:span><text:span text:style-name="T26">:</text:span></text:p>
          <text:list text:continue-numbering="true">
            <text:list-item>
              <text:p text:style-name="P27">Wählen Sie das passende Hosting-Paket aus und folgen Sie den Anweisungen zur Bestellung.</text:p>
            </text:list-item>
          </text:list>
        </text:list-item>
      </text:list>
      <text:h text:style-name="P28" text:outline-level="4">4. Domain und Hosting einrichten</text:h>
      <text:list text:style-name="LFO4" text:continue-numbering="true">
        <text:list-item>
          <text:p text:style-name="P29"><text:span text:style-name="T30">Domain registrieren oder verbinden</text:span><text:span text:style-name="T31">:</text:span></text:p>
          <text:list text:continue-numbering="true">
            <text:list-item>
              <text:p text:style-name="P32">Wenn Sie noch keine Domain haben, können Sie eine neue Domain über Hostinger registrieren.</text:p>
            </text:list-item>
            <text:list-item>
              <text:p text:style-name="P33">Falls Sie bereits eine Domain besitzen, verbinden Sie diese mit Ihrem Hostinger-Konto.</text:p>
            </text:list-item>
          </text:list>
        </text:list-item>
        <text:list-item>
          <text:p text:style-name="P34"><text:span text:style-name="T35">Hosting-Konto einrichten</text:span><text:span text:style-name="T36">:</text:span></text:p>
          <text:list text:continue-numbering="true">
            <text:list-item>
              <text:p text:style-name="P37">Gehen Sie zu Ihrem Hostinger-Dashboard und richten Sie Ihr neues Hosting-Konto ein.</text:p>
            </text:list-item>
          </text:list>
        </text:list-item>
      </text:list>
      <text:h text:style-name="P38" text:outline-level="4">5. Dateien hochladen</text:h>
      <text:list text:style-name="LFO5" text:continue-numbering="true">
        <text:list-item>
          <text:p text:style-name="P39"><text:span text:style-name="T40">FTP-Zugang einrichten</text:span><text:span text:style-name="T41">:</text:span></text:p>
          <text:list text:continue-numbering="true">
            <text:list-item>
              <text:p text:style-name="P42">Erstellen Sie einen neuen FTP-Benutzer im Hostinger-Dashboard.</text:p>
            </text:list-item>
            <text:list-item>
              <text:p text:style-name="P43">Notieren Sie sich die FTP-Zugangsdaten (Server, Benutzername, Passwort).</text:p>
            </text:list-item>
          </text:list>
        </text:list-item>
        <text:list-item>
          <text:p text:style-name="P44"><text:span text:style-name="T45">FTP-Client verwenden</text:span><text:span text:style-name="T46">:</text:span></text:p>
          <text:list text:continue-numbering="true">
            <text:list-item>
              <text:p text:style-name="P47">Laden Sie einen FTP-Client wie FileZilla herunter und installieren Sie ihn.</text:p>
            </text:list-item>
            <text:list-item>
              <text:p text:style-name="P48">Verbinden Sie sich mit Ihrem Hosting-Server über den FTP-Client.</text:p>
            </text:list-item>
          </text:list>
        </text:list-item>
        <text:list-item>
          <text:p text:style-name="P49"><text:span text:style-name="T50">Dateien hochladen</text:span><text:span text:style-name="T51">:</text:span></text:p>
          <text:soft-page-break/>
          <text:list text:continue-numbering="true">
            <text:list-item>
              <text:p text:style-name="P52">Navigieren Sie zu Ihrem Projektverzeichnis auf Ihrem lokalen Rechner.</text:p>
            </text:list-item>
            <text:list-item>
              <text:p text:style-name="P53"><text:span text:style-name="T54">Laden Sie alle Dateien und Ordner in das<text:s/></text:span><text:span text:style-name="T55">public_html</text:span><text:span text:style-name="T56">-Verzeichnis auf Ihrem Hosting-Server hoch.</text:span></text:p>
            </text:list-item>
          </text:list>
        </text:list-item>
      </text:list>
      <text:h text:style-name="P57" text:outline-level="4">6. Datenbank einrichten</text:h>
      <text:list text:style-name="LFO6" text:continue-numbering="true">
        <text:list-item>
          <text:p text:style-name="P58"><text:span text:style-name="T59">Datenbank erstellen</text:span><text:span text:style-name="T60">:</text:span></text:p>
          <text:list text:continue-numbering="true">
            <text:list-item>
              <text:p text:style-name="P61"><text:span text:style-name="T62">Gehen Sie zu<text:s/></text:span><text:span text:style-name="T63">phpMyAdmin</text:span><text:span text:style-name="T64"><text:s/>im Hostinger-Dashboard.</text:span></text:p>
            </text:list-item>
            <text:list-item>
              <text:p text:style-name="P65"><text:span text:style-name="T66">Erstellen Sie eine neue Datenbank und einen neuen Benutzer</text:span><text:span text:style-name="T67"><text:s/>laut<text:s/></text:span><text:span text:style-name="T68">dbaccess.</text:span><text:span text:style-name="T69">php</text:span><text:span text:style-name="T70">.</text:span></text:p>
            </text:list-item>
          </text:list>
        </text:list-item>
        <text:list-item>
          <text:p text:style-name="P71"><text:span text:style-name="T72">Datenbank importieren</text:span><text:span text:style-name="T73">:</text:span></text:p>
          <text:list text:continue-numbering="true">
            <text:list-item>
              <text:p text:style-name="P74"><text:span text:style-name="T75">Exportieren Sie Ihre lokale Datenbank aus<text:s/></text:span><text:span text:style-name="T76">phpMyAdmin</text:span><text:span text:style-name="T77"><text:s/>(Export-Funktion).</text:span></text:p>
            </text:list-item>
            <text:list-item>
              <text:p text:style-name="P78">Importieren Sie die Datenbankdatei in die neu erstellte Datenbank auf Hostinger.</text:p>
            </text:list-item>
          </text:list>
        </text:list-item>
      </text:list>
      <text:h text:style-name="P79" text:outline-level="4">7. Konfigurationsdateien anpassen</text:h>
      <text:list text:style-name="LFO7" text:continue-numbering="true">
        <text:list-item>
          <text:p text:style-name="P80"><text:span text:style-name="T81">Datenbankverbindung konfigurieren</text:span><text:span text:style-name="T82">:</text:span></text:p>
          <text:list text:continue-numbering="true">
            <text:list-item>
              <text:p text:style-name="P83"><text:span text:style-name="T84">Passen Sie</text:span><text:span text:style-name="T85"><text:s/>falls nötig</text:span><text:span text:style-name="T86"><text:s/>die Konfigurationsdateien Ihrer Anwendung (</text:span><text:span text:style-name="T87">dbaccess.</text:span><text:span text:style-name="T88">php</text:span><text:span text:style-name="T89">) an, um die neuen Datenbankverbindungsinformationen zu verwenden.</text:span></text:p>
            </text:list-item>
          </text:list>
        </text:list-item>
      </text:list>
      <text:h text:style-name="P90" text:outline-level="4">8. Tests und abschließende Schritte</text:h>
      <text:list text:style-name="LFO8" text:continue-numbering="true">
        <text:list-item>
          <text:p text:style-name="P91"><text:span text:style-name="T92">Website testen</text:span><text:span text:style-name="T93">:</text:span></text:p>
          <text:list text:continue-numbering="true">
            <text:list-item>
              <text:p text:style-name="P94">Rufen Sie Ihre Domain auf und überprüfen Sie, ob die Website korrekt funktioniert.</text:p>
            </text:list-item>
            <text:list-item>
              <text:p text:style-name="P95">Testen Sie alle Funktionen und stellen Sie sicher, dass keine Fehler auftreten.</text:p>
            </text:list-item>
          </text:list>
        </text:list-item>
        <text:list-item>
          <text:p text:style-name="P96"><text:span text:style-name="T97">Fehlerbehebung</text:span><text:span text:style-name="T98">:</text:span></text:p>
          <text:list text:continue-numbering="true">
            <text:list-item>
              <text:p text:style-name="P99">Beheben Sie eventuelle Fehler und überprüfen Sie die Server-Logs für detaillierte Informationen.</text:p>
            </text:list-item>
          </text:list>
        </text:list-item>
        <text:list-item>
          <text:p text:style-name="P100"><text:span text:style-name="T101">Sicherheitsmaßnahmen</text:span><text:span text:style-name="T102">:</text:span></text:p>
          <text:list text:continue-numbering="true">
            <text:list-item>
              <text:p text:style-name="P103">Aktivieren Sie SSL/TLS für Ihre Domain, um HTTPS zu verwenden.</text:p>
            </text:list-item>
            <text:list-item>
              <text:p text:style-name="P104">Ändern Sie alle Standardbenutzer und -passwörter und sichern Sie die Datenbankverbindung.</text:p>
            </text:list-item>
          </text:list>
        </text:list-item>
      </text:list>
      <text:h text:style-name="P105" text:outline-level="3">Abschluss</text:h>
      <text:p text:style-name="P106">Die Bereitstellung Ihrer Website ist abgeschlossen. Vergewissern Sie sich, dass regelmäßige Backups durchgeführt und Sicherheitsupdates zeitnah installiert werden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hu" style:country-asian="HU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hljs-meta" style:display-name="hljs-meta" style:family="text" style:parent-style-name="Absatz-Standardschriftart"/>
    <style:style style:name="hljs-title" style:display-name="hljs-title" style:family="text" style:parent-style-name="Absatz-Standardschriftart"/>
    <style:style style:name="hljs-string" style:display-name="hljs-string" style:family="text" style:parent-style-name="Absatz-Standardschriftart"/>
    <style:style style:name="hljs-variable" style:display-name="hljs-variable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njamin Zelenay</meta:initial-creator>
    <dc:creator>Benjamin Zelenay</dc:creator>
    <meta:creation-date>2024-06-21T10:08:00Z</meta:creation-date>
    <dc:date>2024-06-21T11:11:00Z</dc:date>
    <meta:template xlink:href="Normal.dotm" xlink:type="simple"/>
    <meta:editing-cycles>2</meta:editing-cycles>
    <meta:editing-duration>PT0S</meta:editing-duration>
    <meta:document-statistic meta:page-count="2" meta:paragraph-count="6" meta:word-count="399" meta:character-count="3148" meta:row-count="22" meta:non-whitespace-character-count="2755"/>
  </office:meta>
</office:document-meta>
</file>